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>
      <style:text-properties officeooo:rsid="001e9a98" officeooo:paragraph-rsid="001e9a98"/>
    </style:style>
    <style:style style:name="P3" style:family="paragraph" style:parent-style-name="Standard">
      <style:text-properties officeooo:rsid="001e9a98" officeooo:paragraph-rsid="001f4961"/>
    </style:style>
    <style:style style:name="P4" style:family="paragraph" style:parent-style-name="Standard" style:list-style-name="L1"/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normal" officeooo:rsid="001f0783" style:font-style-asian="normal" style:font-style-complex="normal"/>
    </style:style>
    <style:style style:name="T5" style:family="text">
      <style:text-properties fo:font-style="normal" officeooo:rsid="001f4961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2289376" text:style-name="L1">
        <text:list-item>
          <text:p text:style-name="P4"><draw:frame draw:style-name="fr1" draw:name="Object1" text:anchor-type="as-char" svg:y="-1.5161in" svg:width="3.7583in" svg:height="2.9728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text:s text:c="2"/></text:p>
        </text:list-item>
      </text:list>
      <text:p text:style-name="Standard"><draw:g text:anchor-type="paragraph" draw:z-index="1" draw:name="Shape1" draw:style-name="gr1"><draw:custom-shape draw:style-name="gr2" draw:text-style-name="P6" xml:id="id1" draw:id="id1" svg:width="0.9004in" svg:height="0.9004in" svg:x="1.3626in" svg:y="1.8673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xml:id="id2" draw:id="id2" svg:width="0.9004in" svg:height="0.9004in" svg:x="3.0126in" svg:y="1.8673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7" svg:x1="0.4622in" svg:y1="2.3169in" svg:x2="1.3622in" svg:y2="2.3169in"><text:p/></draw:line><draw:connector draw:style-name="gr5" draw:text-style-name="P7" draw:type="curve" svg:x1="1.8126in" svg:y1="2.7673in" svg:x2="3.4626in" svg:y2="2.7673in" draw:start-shape="id1" draw:start-glue-point="8" draw:end-shape="id2" draw:end-glue-point="8" svg:d="M4604 7029c0 1016 4191 1016 4191 0" svg:viewBox="0 0 4193 764"><text:p text:style-name="P5"><text:span text:style-name="T6">0, 1</text:span></text:p></draw:connector><draw:custom-shape draw:style-name="gr3" draw:text-style-name="P6" xml:id="id3" draw:id="id3" svg:width="0.9004in" svg:height="0.9004in" svg:x="2.5126in" svg:y="0.0173in"><text:p text:style-name="P5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7" draw:type="curve" svg:x1="3.9126in" svg:y1="2.3173in" svg:x2="3.4126in" svg:y2="0.4673in" draw:start-shape="id2" draw:start-glue-point="10" draw:end-shape="id3" draw:end-glue-point="10" svg:d="M9938 5886c751 0 1386-4699-1270-4699" svg:viewBox="0 0 1926 4701"><text:p text:style-name="P5"><text:span text:style-name="T6">0, 1</text:span></text:p></draw:connector><draw:connector draw:style-name="gr5" draw:text-style-name="P7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5"><text:span text:style-name="T6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</text:p>
      <text:p text:style-name="P1"><draw:g text:anchor-type="paragraph" draw:z-index="2" draw:name="Shape2" draw:style-name="gr1"><draw:custom-shape draw:style-name="gr2" draw:text-style-name="P6" xml:id="id6" draw:id="id6" svg:width="0.9004in" svg:height="0.9004in" svg:x="3.5252in" svg:y="0.7709in"><text:p text:style-name="P5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xml:id="id4" draw:id="id4" svg:width="0.9004in" svg:height="0.9004in" svg:x="1.5252in" svg:y="0.7709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7" svg:x1="0.6248in" svg:y1="1.1709in" svg:x2="1.5248in" svg:y2="1.1709in"><text:p/></draw:line><draw:custom-shape draw:style-name="gr3" draw:text-style-name="P6" xml:id="id5" draw:id="id5" svg:width="0.9004in" svg:height="0.9004in" svg:x="2.5252in" svg:y="2.5209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7" draw:type="curve" svg:x1="1.9752in" svg:y1="1.6709in" svg:x2="2.5252in" svg:y2="2.9709in" draw:start-shape="id4" draw:start-glue-point="8" draw:end-shape="id5" draw:end-glue-point="6" svg:d="M5017 4244c0 2201 465 3302 1397 3302" svg:viewBox="0 0 1399 3304"><text:p text:style-name="P5"><text:span text:style-name="T6">1</text:span></text:p></draw:connector><draw:connector draw:style-name="gr5" draw:text-style-name="P7" draw:type="curve" svg:x1="3.4252in" svg:y1="2.9709in" svg:x2="3.9752in" svg:y2="1.6709in" draw:start-shape="id5" draw:start-glue-point="10" draw:end-shape="id6" draw:end-glue-point="8" svg:d="M8700 7546c931 0 1397-1101 1397-3302" svg:viewBox="0 0 1399 3304"><text:p text:style-name="P5"><text:span text:style-name="T6">0</text:span></text:p></draw:connector><draw:connector draw:style-name="gr5" draw:text-style-name="P7" draw:type="curve" draw:line-skew="-0.2421in" svg:x1="2.2937in" svg:y1="0.9016in" svg:x2="1.6563in" svg:y2="0.9016in" draw:start-shape="id4" draw:start-glue-point="11" draw:end-shape="id4" draw:end-glue-point="5" svg:d="M5826 2290c0-2175-1619-2175-1619 0" svg:viewBox="0 0 1621 1633"><text:p text:style-name="P5"><text:span text:style-name="T6">0</text:span></text:p></draw:connector><draw:connector draw:style-name="gr5" draw:text-style-name="P7" draw:type="curve" draw:line-skew="0.3689in" svg:x1="2.6563in" svg:y1="3.2894in" svg:x2="3.2937in" svg:y2="3.2894in" draw:start-shape="id5" draw:start-glue-point="7" draw:end-shape="id5" draw:end-glue-point="9" svg:d="M6747 8355c0 2656 1619 2656 1619 0" svg:viewBox="0 0 1621 1995"><text:p text:style-name="P5"><text:span text:style-name="T6">1</text:span></text:p></draw:connector><draw:connector draw:style-name="gr5" draw:text-style-name="P7" draw:type="curve" draw:line-skew="-0.3331in" svg:x1="4.2937in" svg:y1="0.902in" svg:x2="3.6563in" svg:y2="0.902in" draw:start-shape="id6" draw:start-glue-point="11" draw:end-shape="id6" draw:end-glue-point="5" svg:d="M10906 2291c0-2788-1619-2788-1619 0" svg:viewBox="0 0 1621 2094"><text:p text:style-name="P5"><text:span text:style-name="T6">0, 1</text:span></text:p></draw:connector></draw:g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<text:tab/><text:tab/></text:p>
      <text:p text:style-name="P3"><text:tab/><text:span text:style-name="T2">{</text:span><text:span text:style-name="T3">w :</text:span><text:span text:style-name="T4"> </text:span><text:span text:style-name="T3"><text:s/>w </text:span><text:span text:style-name="T5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17T19:31:21.194000000</dc:date>
    <meta:editing-duration>PT43M58S</meta:editing-duration>
    <meta:editing-cycles>7</meta:editing-cycles>
    <meta:generator>LibreOffice/6.1.4.2$Windows_X86_64 LibreOffice_project/9d0f32d1f0b509096fd65e0d4bec26ddd1938fd3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>
            <mo stretchy="false">⇒</mo>
            <mrow>
              <mi>d</mi>
              <mo stretchy="false">=</mo>
              <mfrac>
                <mi>a</mi>
                <mi>b</mi>
              </mfrac>
            </mrow>
            <mi mathvariant="italic">where</mi>
            <mrow>
              <mi>a</mi>
              <mo stretchy="false">∈</mo>
              <mi mathvariant="normal">ℤ</mi>
            </mrow>
            <mi>,</mi>
            <mrow>
              <mi>a</mi>
              <mo stretchy="false">≠</mo>
              <mn>0,</mn>
            </mrow>
            <mrow>
              <mi>b</mi>
              <mo stretchy="false">∈</mo>
              <mi mathvariant="normal">ℤ</mi>
            </mrow>
            <mi>,</mi>
            <mrow>
              <mi>b</mi>
              <mo stretchy="false">≠</mo>
              <mn>0</mn>
            </mrow>
          </mrow>
        </mtd>
      </mtr>
      <mtr>
        <mtd>
          <mrow>
            <mo stretchy="false">⇒</mo>
            <mrow>
              <mi>s</mi>
              <mo stretchy="false">=</mo>
              <mfrac>
                <mi>c</mi>
                <mfrac>
                  <mi>a</mi>
                  <mi>b</mi>
                </mfrac>
              </mfrac>
            </mrow>
          </mrow>
        </mtd>
      </mtr>
      <mtr>
        <mtd>
          <mrow>
            <mo stretchy="false">⇒</mo>
            <mrow>
              <mi>s</mi>
              <mo stretchy="false">=</mo>
              <mfrac>
                <mi mathvariant="italic">cb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i>s</mi>
              <mo stretchy="false">∈</mo>
              <mi mathvariant="normal">ℚ</mi>
            </mrow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drarrow d= a over b where a in setz, a &lt;&gt;0, b in setz, b &lt;&gt; 0
newline
drarrow s =  {c} over {{a} over { b }}
newline
drarrow s = cb over a
newline
newline
drarrow s in setQ
newline
"∴" S = setQ</annotation>
  </semantics>
</math>
</file>